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e6a0f" officeooo:paragraph-rsid="001e6a0f"/>
    </style:style>
    <style:style style:name="P2" style:family="paragraph" style:parent-style-name="Preformatted_20_Text">
      <style:text-properties officeooo:rsid="001e6a0f" officeooo:paragraph-rsid="001e6a0f"/>
    </style:style>
    <style:style style:name="P3" style:family="paragraph" style:parent-style-name="Preformatted_20_Text">
      <style:text-properties fo:font-weight="bold" officeooo:rsid="001e7b86" officeooo:paragraph-rsid="001e7b86" style:font-weight-asian="bold" style:font-weight-complex="bold"/>
    </style:style>
    <style:style style:name="P4" style:family="paragraph" style:parent-style-name="Preformatted_20_Text">
      <style:text-properties fo:font-weight="bold" officeooo:rsid="001e6a0f" officeooo:paragraph-rsid="001e6a0f" style:font-weight-asian="bold" style:font-weight-complex="bold"/>
    </style:style>
    <style:style style:name="P5" style:family="paragraph" style:parent-style-name="Preformatted_20_Text">
      <style:text-properties fo:font-weight="normal" officeooo:rsid="001e7b86" officeooo:paragraph-rsid="001e7b86" style:font-weight-asian="normal" style:font-weight-complex="normal"/>
    </style:style>
    <style:style style:name="T1" style:family="text">
      <style:text-properties officeooo:rsid="002045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itial Project Goals:</text:p>
      <text:p text:style-name="P4"/>
      <text:p text:style-name="P1">To design and develop a system for use in the field by LARPers and other gaming groups where mobile phones and their associated functionalty are for some reason or another unavailable. </text:p>
      <text:p text:style-name="P1"/>
      <text:p text:style-name="P1">This system wil consist of three parts. <text:s text:c="2"/></text:p>
      <text:p text:style-name="P1"/>
      <text:p text:style-name="P1">First: a wearable node that the user will carry on their person. This node will provide feedback to the user in the form of LED signals. These signals should be clear and unambiguous. The node will transmit though some means the users positional data to the gateway at a rate as close to real-time as the transmission protocol will allow. It will also receive packets from the gateway and the contents of these packets will alter the functionality of the LED system on the node. </text:p>
      <text:p text:style-name="P1"/>
      <text:p text:style-name="P1"/>
      <text:p text:style-name="P1">Second: a gateway that will be placed somewhere on the game site that allows maximum coverage of the site. This is likey to be somewhere high up and central to the gaming area, perhaps a tree. This gateway should be weather proofed to avoid electrical malfunctions. The gateway will send and receive data to all currently active nodes as close to simultaneously as it practical. The gateway will transmit all positional data to a computer running the client application. The gateway will also transmit instructions to nodes as directed by the client application.</text:p>
      <text:p text:style-name="P1"/>
      <text:p text:style-name="P1">Third: a client application will take all data from the gateway and map the nodes using google maps or something similar. This will allow a sort of birds eye view of the gaming area. As nodes move and transmit updated location data to the gateway, the client application will in turn adjust their position on the map. A user should be able to use the client application to "ping" a location on the map and transmit relative <text:s/>location data to nearby nodes. </text:p>
      <text:p text:style-name="P1"/>
      <text:p text:style-name="P1"/>
      <text:p text:style-name="P1"/>
      <text:p text:style-name="P4">Revised Project Goals:</text:p>
      <text:p text:style-name="P1"/>
      <text:p text:style-name="P1"/>
      <text:p text:style-name="P1">Initial target: </text:p>
      <text:p text:style-name="P1"/>
      <text:p text:style-name="P1">To design and develop an offline LoRaWAN gateway. This gateway would function in areas where a mobile signal is for some reason or another not available. <text:s/>This gateway would consist of an ARM Cortex MCU and a LoRaWAN module connected via SPI. The MCU would need 2 SPI ports and an SD card reader for future extensibility. More research needs to be done with regards to other minimum system requirements. </text:p>
      <text:p text:style-name="P1"/>
      <text:p text:style-name="P1">Completion of the first step of the project will be marked by the ability to send a “ping” to the MCU from a LoRaWAN node using the LoRAWAN protocol. This first step will provide the basis for the functionality of the rest of the project and is essential. <text:line-break/><text:line-break/>With the MCU functioning, the project can continue along one of two paths:</text:p>
      <text:p text:style-name="P1"/>
      <text:p text:style-name="P1">The first route is using the functioning LoRa prototype to create actual hardware. This is something I’m completely unfamiliar with but find very interesting. <text:line-break/><text:line-break/>The second route is continuing to develop the MCU-LoRa prototype by adding additional functionality. This functionality could be:</text:p>
      <text:p text:style-name="P1"/>
      <text:p text:style-name="P1"><text:soft-page-break/>Adding GPS to the LoRaWAN nodes and tracking their positional data. This could either be streamed onto a computer client program or saved onto an SD card. </text:p>
      <text:p text:style-name="P1"/>
      <text:p text:style-name="P1">Adding an LCD screen via SPI to the MCU and using the positional LoRa nodes to create a sort of small on screen radar that can be used to approximate the relative positions of nodes. <text:line-break/><text:line-break/>Creating a client program that takes in positional data and maps it onto a google map type application. <text:line-break/><text:line-break/>Further ideas will be added when I come up with them. </text:p>
      <text:p text:style-name="P1"/>
      <text:p text:style-name="P1"/>
      <text:p text:style-name="P3">First Steps: (informal prose)</text:p>
      <text:p text:style-name="P3"/>
      <text:p text:style-name="P5">To begin, I must first do some research into whether this has been done before, after all there may be a reference implementation I can take inspiration from. Thus far, all the reading I’ve done seems to indicate that offline LoRa gateways are not really a thing, which is encouraging. </text:p>
      <text:p text:style-name="P5"/>
      <text:p text:style-name="P5">Additionally, a board needs to be chosen that will support my development. This board should preferably have twin SPI ports and sufficient onboard memory to support my program. </text:p>
      <text:p text:style-name="P5"/>
      <text:p text:style-name="P5">As initially the program will just be using SPI to interface with a LoRa board, I cannot imagine that the memory requirement will be all that high. I should speak to craig in order to get his opinion on which boards would be suitable. I should also ask whether he would recommend using a board with an ARM M7 series CPU or something less recent. <text:span text:style-name="T1">(Which C library did I use for maed in year 2?)</text:span></text:p>
      <text:p text:style-name="P5"/>
      <text:p text:style-name="P5">Once these two research tasks are complete, I should fill in the formal specification and the ethical checklist so Theo doesn’t get on my as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5T06:43:48.159043034</dc:date>
    <meta:editing-duration>PT12M</meta:editing-duration>
    <meta:editing-cycles>3</meta:editing-cycles>
    <meta:generator>LibreOffice/5.1.6.2$Linux_X86_64 LibreOffice_project/10m0$Build-2</meta:generator>
    <meta:document-statistic meta:table-count="0" meta:image-count="0" meta:object-count="0" meta:page-count="2" meta:paragraph-count="18" meta:word-count="753" meta:character-count="4337" meta:non-whitespace-character-count="3580"/>
  </office:meta>
</office:document-meta>
</file>